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9.148cm" fo:min-width="14.994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2.80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804cm" fo:min-width="2.554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stroke="dash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3.945cm"/>
      <style:paragraph-properties style:writing-mode="lr-tb"/>
    </style:style>
    <style:style style:name="gr8" style:family="graphic" style:parent-style-name="standard">
      <style:graphic-properties draw:fill="solid" draw:fill-color="#ffe4e1" draw:textarea-horizontal-align="justify" draw:textarea-vertical-align="middle" draw:auto-grow-height="false" fo:min-height="1.02cm" fo:min-width="2.29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98cm" fo:min-width="3.05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28cm" fo:min-width="1.118cm"/>
    </style:style>
    <style:style style:name="gr11" style:family="graphic" style:parent-style-name="standard">
      <style:graphic-properties draw:textarea-horizontal-align="justify" draw:textarea-vertical-align="middle" draw:auto-grow-height="false" fo:min-height="0.639cm" fo:min-width="3.056cm"/>
      <style:paragraph-properties style:writing-mode="lr-tb"/>
    </style:style>
    <style:style style:name="gr12" style:family="graphic" style:parent-style-name="objectwithoutfill">
      <style:graphic-properties svg:stroke-width="0.356cm" svg:stroke-color="#ff0000" draw:marker-start-width="0.737cm" draw:marker-end-width="0.737cm" draw:fill="solid" draw:textarea-vertical-align="middle" fo:padding-top="0.303cm" fo:padding-bottom="0.303cm" fo:padding-left="0.428cm" fo:padding-right="0.4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8.64cm" fo:min-width="14.994cm"/>
    </style:style>
    <style:style style:name="gr15" style:family="graphic" style:parent-style-name="standard">
      <style:graphic-properties draw:textarea-horizontal-align="justify" draw:textarea-vertical-align="top" draw:auto-grow-height="false" fo:min-height="5.592cm" fo:min-width="2.802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2.036cm" fo:min-width="2.80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2.036cm" fo:min-width="2.29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e4e1"/>
      <style:paragraph-properties fo:text-align="star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tless Deploy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649cm" svg:x="1.401cm" svg:y="3.685cm" presentation:class="outline" presentation:user-transformed="true">
          <draw:text-box>
            <text:list text:style-name="L2">
              <text:list-item>
                <text:p>Happy users when deployments happen</text:p>
              </text:list-item>
            </text:list>
          </draw:text-box>
        </draw:frame>
        <draw:custom-shape draw:style-name="gr2" draw:text-style-name="P3" draw:layer="layout" svg:width="15.494cm" svg:height="9.398cm" svg:x="10.922cm" svg:y="5.34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oal</text:p>
          </draw:text-box>
        </draw:frame>
        <draw:custom-shape draw:style-name="gr3" draw:text-style-name="P4" draw:layer="layout" svg:width="3.302cm" svg:height="2.286cm" svg:x="12.7cm" svg:y="6.872cm">
          <text:p text:style-name="P4">envo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302cm" svg:height="2.286cm" svg:x="19.304cm" svg:y="9.666cm">
          <text:p text:style-name="P4">Svc v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2cm" svg:height="2.286cm" svg:x="19.304cm" svg:y="6.872cm">
          <text:p text:style-name="P4">Svc v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18cm" svg:height="4.318cm" svg:x="1.778cm" svg:y="6.85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6" draw:layer="layout" svg:x1="16.002cm" svg:y1="8.142cm" svg:x2="19.304cm" svg:y2="8.142cm">
          <text:p/>
        </draw:line>
        <draw:line draw:style-name="gr6" draw:text-style-name="P6" draw:layer="layout" svg:x1="16.002cm" svg:y1="8.142cm" svg:x2="19.304cm" svg:y2="10.682cm">
          <text:p/>
        </draw:line>
        <draw:line draw:style-name="gr5" draw:text-style-name="P6" draw:layer="layout" svg:x1="6.096cm" svg:y1="8.89cm" svg:x2="10.922cm" svg:y2="8.396cm">
          <text:p/>
        </draw:line>
        <draw:custom-shape draw:style-name="gr7" draw:text-style-name="P4" draw:layer="layout" svg:width="4.445cm" svg:height="0.889cm" draw:transform="rotate (-1.5707963267949) translate (11.557cm 6.491cm)">
          <text:p text:style-name="P4">Cloud LB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557cm" svg:y1="7.888cm" svg:x2="12.7cm" svg:y2="7.888cm">
          <text:p/>
        </draw:line>
        <draw:custom-shape draw:style-name="gr3" draw:text-style-name="P4" draw:layer="layout" svg:width="3.302cm" svg:height="2.286cm" svg:x="12.7cm" svg:y="9.412cm">
          <text:p text:style-name="P4">envo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1.557cm" svg:y1="7.888cm" svg:x2="12.7cm" svg:y2="10.428cm">
          <text:p/>
        </draw:line>
        <draw:custom-shape draw:style-name="gr8" draw:text-style-name="P8" draw:layer="layout" svg:width="2.794cm" svg:height="1.27cm" svg:x="7.112cm" svg:y="8.128cm">
          <text:p text:style-name="P7"><text:span text:style-name="T1">→</text:span><text:span text:style-name="T1">GET /foo</text:span></text:p>
          <text:p text:style-name="P7"><text:span text:style-name="T1">←</text:span><text:span text:style-name="T1">200 OK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eneral Strateg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mponents need to know the state of components they depend on</text:p>
              </text:list-item>
              <text:list-item>
                <text:p>We can use health checks to signal other components that they should drain requests</text:p>
              </text:list-item>
              <text:list-item>
                <text:p>We can combine retries on specific errors</text:p>
                <text:list>
                  <text:list-item>
                    <text:p>(connection refused for example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User can perform <text:line-break/>retries to the cloud</text:p>
              </text:list-item>
              <text:list-item>
                <text:p>LB health checks edge gateway</text:p>
              </text:list-item>
              <text:list-item>
                <text:p>Edge gateway / envoy <text:line-break/>performs health checks and retries<text:line-break/>to servic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custom-shape draw:style-name="gr9" draw:text-style-name="P4" draw:layer="layout" svg:width="3.556cm" svg:height="0.748cm" svg:x="21.082cm" svg:y="12.028cm">
          <text:p text:style-name="P4">Service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1.524cm" svg:x="21.59cm" svg:y="3.5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4" draw:layer="layout" svg:width="3.556cm" svg:height="0.889cm" svg:x="21.082cm" svg:y="6.904cm">
          <text:p text:style-name="P4">Cloud L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556cm" svg:height="0.748cm" svg:x="21.082cm" svg:y="9.936cm">
          <text:p text:style-name="P4">edge/envoy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is means that..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 need to configure envoy to understand the health of the pods it sends traffic to</text:p>
              </text:list-item>
              <text:list-item>
                <text:p>We need to configure the cloud LB to understand the health of envo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is it hard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ots of moving parts</text:p>
              </text:list-item>
              <text:list-item>
                <text:p>Often cloud load balancer is not k8s aware</text:p>
              </text:list-item>
              <text:list-item>
                <text:p>Envoy (on its own) is not k8s aware</text:p>
                <text:list>
                  <text:list-item>
                    <text:p>(A control plane can make envoy k8s aware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loud LB → Envo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The </text:span>Cloud LB needs to know the health state of envoy</text:p>
              </text:list-item>
              <text:list-item>
                <text:p text:style-name="P1">Cloud LB usually are not k8s aware, and designed to work with Vms / ASG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ailed attempt</text:p>
          </draw:text-box>
        </draw:frame>
        <draw:frame presentation:style-name="pr4" draw:text-style-name="P1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Cloud LB health checks to Node Port Ingress</text:p>
              </text:list-item>
            </text:list>
          </draw:text-box>
        </draw:frame>
        <draw:custom-shape draw:style-name="gr2" draw:text-style-name="P3" draw:layer="layout" svg:width="15.494cm" svg:height="9.398cm" svg:x="10.414cm" svg:y="5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302cm" svg:height="2.286cm" svg:x="12.192cm" svg:y="7.366cm">
          <text:p text:style-name="P11">K8s nod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318cm" svg:height="4.318cm" svg:x="2.794cm" svg:y="7.1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6" draw:layer="layout" svg:x1="7.112cm" svg:y1="9.398cm" svg:x2="10.414cm" svg:y2="8.89cm">
          <text:p/>
        </draw:line>
        <draw:custom-shape draw:style-name="gr7" draw:text-style-name="P11" draw:layer="layout" svg:width="4.445cm" svg:height="0.889cm" draw:transform="rotate (-1.5707963267949) translate (11.049cm 6.985cm)">
          <text:p text:style-name="P11">Cloud LB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049cm" svg:y1="8.382cm" svg:x2="12.192cm" svg:y2="8.382cm">
          <text:p/>
        </draw:line>
        <draw:custom-shape draw:style-name="gr3" draw:text-style-name="P11" draw:layer="layout" svg:width="3.302cm" svg:height="2.286cm" svg:x="21.844cm" svg:y="7.112cm">
          <text:p text:style-name="P11">Envoy<text:line-break/><text:span text:style-name="T3">on 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draw:layer="layout" svg:width="3.302cm" svg:height="2.286cm" svg:x="12.192cm" svg:y="10.16cm">
          <text:p text:style-name="P11">K8s node 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1.049cm" svg:y1="8.382cm" svg:x2="12.192cm" svg:y2="11.43cm">
          <text:p/>
        </draw:line>
        <draw:custom-shape draw:style-name="gr3" draw:text-style-name="P11" draw:layer="layout" svg:width="3.302cm" svg:height="2.286cm" svg:x="21.844cm" svg:y="9.906cm">
          <text:p text:style-name="P11">Envoy<text:line-break/><text:span text:style-name="T3">on n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5.494cm" svg:y1="8.636cm" svg:x2="21.844cm" svg:y2="8.128cm">
          <text:p/>
        </draw:line>
        <draw:line draw:style-name="gr5" draw:text-style-name="P6" draw:layer="layout" svg:x1="15.494cm" svg:y1="8.58cm" svg:x2="21.844cm" svg:y2="11.176cm">
          <text:p/>
        </draw:line>
        <draw:line draw:style-name="gr5" draw:text-style-name="P6" draw:layer="layout" svg:x1="15.494cm" svg:y1="11.176cm" svg:x2="21.844cm" svg:y2="8.072cm">
          <text:p/>
        </draw:line>
        <draw:line draw:style-name="gr5" draw:text-style-name="P6" draw:layer="layout" svg:x1="15.494cm" svg:y1="11.176cm" svg:x2="21.844cm" svg:y2="11.176cm">
          <text:p/>
        </draw:line>
        <draw:g xml:id="id1" draw:id="id1">
          <draw:line draw:style-name="gr12" draw:text-style-name="P6" draw:layer="layout" svg:x1="3.556cm" svg:y1="13.97cm" svg:x2="26.162cm" svg:y2="4.572cm">
            <text:p/>
          </draw:line>
          <draw:line draw:style-name="gr12" draw:text-style-name="P6" draw:layer="layout" svg:x1="2.286cm" svg:y1="5.334cm" svg:x2="26.924cm" svg:y2="14.73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to do then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eck if your cloud integrates with k8s.</text:p>
                <text:list>
                  <text:list-item>
                    <text:p>On GKE, use native vpc cluster. This gives the pods routable ips.</text:p>
                  </text:list-item>
                </text:list>
              </text:list-item>
              <text:list-item>
                <text:p>Cloud LB Health check to the same node should end in the same pod. Consider:</text:p>
                <text:list>
                  <text:list-item>
                    <text:p>DaemonSet with host port / host networking</text:p>
                  </text:list-item>
                  <text:list-item>
                    <text:p>Deploy at most one envoy to a node and use ExternalTrafficPolicy: local</text:p>
                  </text:list-item>
                </text:list>
              </text:list-item>
              <text:list-item>
                <text:p>On envoy – configure the health check fil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nvoy → Upstrea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nvoy needs to know the health state of the pods</text:p>
              </text:list-item>
              <text:list-item>
                <text:p text:style-name="P1">Envoy is not aware of k8s readiness/liveness probes*</text:p>
              </text:list-item>
              <text:list-item>
                <text:p text:style-name="P1">Eventual Consistency</text:p>
              </text:list-item>
            </text:list>
          </draw:text-box>
        </draw:frame>
        <draw:frame draw:style-name="gr13" draw:text-style-name="P12" draw:layer="layout" svg:width="26.67cm" svg:height="0.962cm" svg:x="0.762cm" svg:y="14.478cm">
          <draw:text-box>
            <text:p>* though the control plane can propagate this information to envoy using EDS.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ailed attempt</text:p>
          </draw:text-box>
        </draw:frame>
        <draw:frame presentation:style-name="pr4" draw:text-style-name="P1" draw:layer="layout" svg:width="25.199cm" svg:height="3.681cm" svg:x="1.4cm" svg:y="3.685cm" presentation:class="outline" presentation:user-transformed="true">
          <draw:text-box>
            <text:list text:style-name="L2">
              <text:list-item>
                <text:p>Re-deploy with no draining</text:p>
              </text:list-item>
              <text:list-item>
                <text:p>Especially with small number of pods, or if re-tries are not configured</text:p>
              </text:list-item>
              <text:list-item>
                <text:p>Eventually consistent</text:p>
              </text:list-item>
            </text:list>
          </draw:text-box>
        </draw:frame>
        <draw:custom-shape draw:style-name="gr14" draw:text-style-name="P3" draw:layer="layout" svg:width="15.494cm" svg:height="8.89cm" svg:x="10.414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302cm" svg:height="2.286cm" svg:x="21.844cm" svg:y="7.112cm">
          <text:p text:style-name="P11">Pod-v1</text:p>
          <text:p text:style-name="P11"><text:span text:style-name="T1">10.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xml:id="id2" draw:id="id2" draw:layer="layout" svg:width="3.302cm" svg:height="2.286cm" svg:x="21.844cm" svg:y="9.906cm">
          <text:p text:style-name="P13"><text:span text:style-name="T4">pod-v1</text:span></text:p>
          <text:p text:style-name="P13"><text:span text:style-name="T1">10.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302cm" svg:height="5.842cm" svg:x="12.192cm" svg:y="7.112cm">
          <text:p text:style-name="P11">Envo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3" draw:id="id3" draw:layer="layout" svg:width="3.302cm" svg:height="2.286cm" svg:x="21.844cm" svg:y="12.7cm">
          <text:p text:style-name="P13"><text:span text:style-name="T4">pod-v2</text:span></text:p>
          <text:p text:style-name="P13"><text:span text:style-name="T1">10.0.0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5.494cm" svg:y1="8.382cm" svg:x2="21.844cm" svg:y2="8.128cm">
          <text:p/>
        </draw:line>
        <draw:polyline draw:style-name="gr5" draw:text-style-name="P6" xml:id="id6" draw:id="id6" draw:layer="layout" svg:width="6.349cm" svg:height="2.858cm" svg:x="15.494cm" svg:y="8.317cm" svg:viewBox="0 0 6350 2859" draw:points="0,0 6350,2859">
          <text:p/>
        </draw:polyline>
        <draw:custom-shape draw:style-name="gr17" draw:text-style-name="P11" draw:layer="layout" svg:width="2.794cm" svg:height="2.286cm" svg:x="12.446cm" svg:y="9.144cm">
          <text:p text:style-name="P11"><text:span text:style-name="T5">Endpoints:</text:span></text:p>
          <text:p text:style-name="P11"><text:span text:style-name="T5">10.0.0.1</text:span></text:p>
          <text:p text:style-name="P11"><text:span text:style-name="T5">10.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xml:id="id4" draw:id="id4" draw:layer="layout" svg:width="2.794cm" svg:height="2.286cm" svg:x="12.446cm" svg:y="9.144cm">
          <text:p text:style-name="P11"><text:span text:style-name="T5">Endpoints:</text:span></text:p>
          <text:p text:style-name="P11"><text:span text:style-name="T5">10.0.0.1</text:span></text:p>
          <text:p text:style-name="P11"><text:span text:style-name="T5">10.0.0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6" xml:id="id5" draw:id="id5" draw:layer="layout" svg:width="6.349cm" svg:height="5.906cm" svg:x="15.494cm" svg:y="8.317cm" svg:viewBox="0 0 6350 5907" draw:points="0,0 6350,5907">
          <text:p/>
        </draw:polyline>
        <draw:g xml:id="id7" draw:id="id7">
          <draw:line draw:style-name="gr12" draw:text-style-name="P6" draw:layer="layout" svg:x1="11.506cm" svg:y1="14.084cm" svg:x2="26.421cm" svg:y2="6.096cm">
            <text:p/>
          </draw:line>
          <draw:line draw:style-name="gr12" draw:text-style-name="P6" draw:layer="layout" svg:x1="10.668cm" svg:y1="6.744cm" svg:x2="26.924cm" svg:y2="14.73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transparency" presentation:preset-property="Transparency">
                  <anim:set smil:dur="indefinite" smil:targetElement="id2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to do then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SIGTERM from k8s, Pod should start failing health checks, draining connections gracefully</text:p>
                <text:list>
                  <text:list-item>
                    <text:p>Service mesh can potentially help here failing health checks <text:span text:style-name="T6">automatically</text:span></text:p>
                  </text:list-item>
                </text:list>
              </text:list-item>
              <text:list-item>
                <text:p>Exit after drain period</text:p>
              </text:list-item>
              <text:list-item>
                <text:p>On envoy – configure health checks and ret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 text:style-name="P14"><text:span text:style-name="T7">Also note the x-envoy-immediate-health-check-fail response header that tells envoy to fail health checks immediately.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We will review:</text:span></text:p>
                <text:list>
                  <text:list-item>
                    <text:p>Health check filter</text:p>
                  </text:list-item>
                  <text:list-item>
                    <text:p>Health checks</text:p>
                  </text:list-item>
                  <text:list-item>
                    <text:p>Re-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8:15:23.422359044</meta:creation-date>
    <dc:date>2021-01-26T09:57:03.168204332</dc:date>
    <meta:editing-duration>PT1H5M44S</meta:editing-duration>
    <meta:editing-cycles>34</meta:editing-cycles>
    <meta:generator>LibreOffice/6.4.7.2$Linux_X86_64 LibreOffice_project/40$Build-2</meta:generator>
    <meta:document-statistic meta:object-count="121"/>
  </office:meta>
</office:document-meta>
</file>